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6">16.04.2017</text:date>, <text:time>23:15: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6T23:15:59.65</dc:date>
    <meta:editing-duration>P137DT21H43M22S</meta:editing-duration>
    <meta:editing-cycles>373</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TList
	If xs.len &lt;= 1 Then
		result = xs
	Else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f = Fn.foldr
	assertEqual(isFn(f), True).x
	assertEqual(arity(f),   3).x
	
	f = foldr(concat)
	assertEqual(isFn(f), True).x
	assertEqual(arity(f),   2).x
	
	f = foldr(concat, "xxx")
	assertEqual(isFn(f), True).x
	assertEqual(arity(f),   1).x
	
	assertEqual(apply(f, nil),                      "xxx").x
	assertEqual(apply(f, List("a")),			 	"xxxa").x
	assertEqual(apply(f, List("a", "b")),		 	"xxxab").x
	assertEqual(apply(f, List("a", "b", "c")),	 	"xxxabc").x
	assertEqual(apply(f, List("d", "a", "c", "b")),	"xxxdacb").x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Choice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Choice	= lookupFn("pChoice")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Choice",			2, "Parser a -&gt; Parser a -&gt; Parser a")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Choice":		result = pChoice(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l(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oString":			result = toString(			a(0)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Select Case p.tp
			Case "fail":		result = "fail"
			Case "item": 		result = "item"
			Case "return":		result = "(return " &amp; toString(p.st) &amp; ")"
			Case "str":			result = "(str " &amp; toString(p.st) &amp; ")"
			Case "zeroOrOne":	result = TParser_toString(p.st(0)) &amp; "?"
			Case "choice"
				
				Dim ts As Object
				ts = p.st
				result = "(" &amp; TParser_toString(car(ts))
				ts = cdr(ts)
				While Not(isNil(ts))
					result = result &amp; " +++ " + TParser_toString(car(ts))
					ts = cdr(ts)
				Wend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If isMissing(v) Then
		If isNull(oFn) Then
			Set oFn = mkParser("return")
		End If
		pReturn = oFn
	Else
		pReturn = mkParser("return", v)
	End If
End Function

Function pBind(p As Parser, ByVal f As Variant)
	' TODO: pBind: check if p is proper Parser
	f = asFn(f, "pBind: invalid 2nd arg")
	pBind = mkParser("bind", Array(p, f))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Fn.asc)) : End If
	pNextAsc = result
End Function

' succeeds on strings with the given prefix t by returning t,
' and advancing pos by the length of t
Function pStr(Optional t As String)
	Static oFn As Object
	If isMissing(t) Then
		If isNull(oFn) Then : oFn = mkParser("str") : End If
		pStr = oFn
		Exit Functio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never fails: if p fails than pZeroOrOne(p) returns nil + same pos as result,
' otherwise returns a singleton list of p's result + pos
' matches at most once
Function pZeroOrOne(Optional p As Parser)
	pZeroOrOne = mkParser("zeroOrOne", p)
	'Dim singletonList As Object
	'Set singletonList = swap(cons, nil)
	'pZeroOrOne = pChoice( pSeq(Array(p), singletonList), pReturn(nil))
	'pZeroOrOne = pChoice( pBind(p, compose(pReturn,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Fn.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Fn.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Function pBaseType()
	Static result As Object
	If isNull(result) Then
		Dim baseTypes as Object
		Set baseTypes = List("Bool", "Str", "Int", "Long")
		result = foldl1(pChoice, map(pStr, baseTypes))
	End If
	pBaseType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 do NOT access .tp on fResult - it's effectively as fixing fResult's type to Object...!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nxtPos)
		End If
		'MsgBox("seq/" &amp; p.st(1) &amp; ": " &amp; toString(result))
	Else
		result = "unknown Parser '" &amp; p.tp &amp; "'"
		MsgBox("Error in applyP: " &amp; result)
	End If
	applyP = result
End Function


'= tests ======================================================================

Global refute_parses_pass As Object

Function test_Parser()
	Dim ticksPerSec As Long
	ticksPerSec = GetSystemTicks()
	Wait(100) ' wait a hundred milliseconds
	ticksPerSec = 10 * (GetSystemTicks() - ticksPerSec)

	Dim tm As Double, aCount As Integer, aPerSec As Double
	tm = GetSystemTicks
	aCount = assertionCount
	
	Dim failure As String
	failure = toString(parseFailure)
	refute_parses_pass = assertEqual(failure, failure)
	
	test_Parser_fail()
	test_Parser_return()
	test_Parser_item()
	test_Parser_nextAsc()
	test_Parser_str()
	test_Parser_choice()
	test_Parser_zeroOrOne()
' 0.5 sec for 279 ~&gt; 558.0 aPerSec
	test_Parser_white()
	test_Parser_baseType()
	test_Parser_binDigit()
' 0.6 sec for 347 ~&gt; 578.3 aPerSec
	test_Parser_decDigit()
' 0.8 sec for 384 ~&gt; 480.0 aPerSec
	test_Parser_hexDigit()
' 1.0 sec for 433 ~&gt; 433.0 aPerSec
	test_Parser_manyRev()
	test_Parser_many()
' 1.9 sec for 565 ~&gt; 297.4 aPerSec
	test_Parser_many1Rev()
	test_Parser_many1()
' 2.5 sec for 657 ~&gt; 252.7 aPerSec
	test_Parser_seq()
	test_Parser_toString()
Goto end_of_Parser_tests
' 3.0 sec for 737 ~&gt; 245.7 aPerSec
	test_Parser_hexNum()
' 4.0 sec for 816 ~&gt; 204.0 aPerSec
	test_Parser_hexLit()
' 4.8 sec for 918 ~&gt; 191.3 aPerSec

end_of_Parser_tests:	
	aCount = assertionCount - aCount
	tm = CLng(10 * (GetSystemTicks() - tm) / ticksPerSec) / 10
	aPerSec =  CLng(10 * aCount / tm) / 10
	MsgBox(tm &amp; " sec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toString()
	Dim f As Object
	f = TParser_toString
	assertEqual(isFn(f), True).x
	assertEqual(arity(f),   1).x
	
	assertEqual(TParser_toString(pFail), 							"fail").x
	assertEqual(TParser_toString(pReturn(7)), 						"(return 7)").x
	assertEqual(TParser_toString(pReturn("seven")),					"(return 'seven')").x
	assertEqual(TParser_toString(pStr("a")),						"(str 'a')").x
	assertEqual(TParser_toString(pZeroOrOne(pStr("a"))),			"(str 'a')?").x
	assertEqual(TParser_toString(pChoice(pStr("a"), pStr("b"))),	"((str 'a') +++ (str 'b'))").x
	assertEqual(TParser_toString(pChoice(pStr("b"), pStr("a"))),	"((str 'b') +++ (str 'a'))").x

	' polymorphic toString:	
	assertEqual(toString(pFail), 							"fail").x
	assertEqual(toString(pReturn(7)), 						"(return 7)").x
	assertEqual(toString(pReturn("seven")),					"(return 'seven')").x
	assertEqual(toString(pStr("a")),						"(str 'a')").x
	assertEqual(toString(pZeroOrOne(pStr("a"))),			"(str 'a')?").x
	assertEqual(toString(pChoice(pStr("a"), pStr("b"))),	"((str 'a') +++ (str 'b'))").x
	assertEqual(toString(pChoice(pStr("b"), pStr("a"))),	"((str 'b') +++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